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4.448cm" svg:y="12.809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4.448cm" svg:y="2.06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1cm" svg:y="2.067cm">
          <draw:text-box>
            <text:p><text:span text:style-name="T1">D</text:span></text:p>
          </draw:text-box>
        </draw:frame>
        <draw:frame draw:style-name="gr1" draw:text-style-name="P1" xml:id="id4" draw:id="id4" draw:layer="layout" svg:width="1.213cm" svg:height="1.356cm" svg:x="14.31cm" svg:y="12.836cm">
          <draw:text-box>
            <text:p><text:span text:style-name="T1">C</text:span></text:p>
          </draw:text-box>
        </draw:frame>
        <draw:connector draw:style-name="gr2" draw:text-style-name="P2" draw:layer="layout" draw:type="line" svg:x1="5.027cm" svg:y1="12.809cm" svg:x2="5.027cm" svg:y2="3.416cm" draw:start-shape="id1" draw:start-glue-point="0" draw:end-shape="id2" svg:d="M5027 12809v-9393" svg:viewBox="0 0 1 9394">
          <text:p/>
        </draw:connector>
        <draw:connector draw:style-name="gr3" draw:text-style-name="P2" draw:layer="layout" draw:type="line" svg:x1="14.916cm" svg:y1="3.423cm" svg:x2="14.916cm" svg:y2="12.836cm" draw:start-shape="id3" draw:start-glue-point="2" draw:end-shape="id4" draw:end-glue-point="0" svg:d="M14916 3423v9413" svg:viewBox="0 0 1 9414">
          <text:p/>
        </draw:connector>
        <draw:connector draw:style-name="gr4" draw:text-style-name="P2" draw:layer="layout" draw:type="line" svg:x1="5.027cm" svg:y1="12.809cm" svg:x2="14.916cm" svg:y2="12.836cm" draw:start-shape="id1" draw:start-glue-point="0" draw:end-shape="id4" draw:end-glue-point="0" svg:d="M5027 12809l9889 27" svg:viewBox="0 0 9890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8:19.631958392</dc:date>
    <dc:creator>elucterio </dc:creator>
    <meta:editing-duration>PT1H27M2S</meta:editing-duration>
    <meta:editing-cycles>10</meta:editing-cycles>
    <meta:generator>LibreOffice/4.2.8.2$Linux_X86_64 LibreOffice_project/420m0$Build-2</meta:generator>
    <meta:document-statistic meta:object-count="7"/>
  </office:meta>
</office:document-meta>
</file>